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496cm" svg:height="10.784cm" svg:x="13.033cm" svg:y="2.469cm">
            <draw:object draw:notify-on-update-of-ranges="Sheet1.A2:Sheet1.A50 Sheet1.B1:Sheet1.B1 Sheet1.B2:Sheet1.B50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4259" calcext:value-type="float">
            <text:p>-4259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3599" calcext:value-type="float">
            <text:p>-3599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2430" calcext:value-type="float">
            <text:p>-2430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3590" calcext:value-type="float">
            <text:p>-3590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253" calcext:value-type="float">
            <text:p>-4253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7501" calcext:value-type="float">
            <text:p>-7501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6233" calcext:value-type="float">
            <text:p>-6233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3435" calcext:value-type="float">
            <text:p>-3435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4855" calcext:value-type="float">
            <text:p>-4855</text:p>
          </table:table-cell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2284" calcext:value-type="float">
            <text:p>-2284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6266" calcext:value-type="float">
            <text:p>-6266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-3303" calcext:value-type="float">
            <text:p>-3303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-4144" calcext:value-type="float">
            <text:p>-4144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-3825" calcext:value-type="float">
            <text:p>-3825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-4409" calcext:value-type="float">
            <text:p>-4409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3764" calcext:value-type="float">
            <text:p>-3764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-459" calcext:value-type="float">
            <text:p>-459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-637" calcext:value-type="float">
            <text:p>-637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882" calcext:value-type="float">
            <text:p>7882</text:p>
          </table:table-cell>
          <table:table-cell table:style-name="ce1"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-1809" calcext:value-type="float">
            <text:p>-1809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-1095" calcext:value-type="float">
            <text:p>-1095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-2946" calcext:value-type="float">
            <text:p>-2946</text:p>
          </table:table-cell>
          <table:table-cell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-6576" calcext:value-type="float">
            <text:p>-6576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-4057" calcext:value-type="float">
            <text:p>-4057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220" calcext:value-type="float">
            <text:p>-220</text:p>
          </table:table-cell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-2164" calcext:value-type="float">
            <text:p>-2164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-6806" calcext:value-type="float">
            <text:p>-6806</text:p>
          </table:table-cell>
          <table:table-cell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22:53:03.857768819</dc:date>
    <meta:document-statistic meta:table-count="1" meta:cell-count="2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7cm" svg:height="10.785cm" xlink:href=".." xlink:type="simple" chart:class="chart:scatter" chart:style-name="ch1">
        <chart:legend chart:legend-position="end" svg:x="15.666cm" svg:y="4.844cm" style:legend-expansion="high" chart:style-name="ch2"/>
        <chart:plot-area chart:style-name="ch3" table:cell-range-address="Sheet1.A2:Sheet1.C50 Sheet1.B1:Sheet1.C1" chart:data-source-has-labels="row" svg:x="1.4cm" svg:y="0.215cm" svg:width="13.877cm" svg:height="9.374cm">
          <chartooo:coordinate-region svg:x="2.683cm" svg:y="0.414cm" svg:width="11.972cm" svg:height="8.528cm"/>
          <chart:axis chart:dimension="x" chart:name="primary-x" chart:style-name="ch4">
            <chart:title svg:x="7.566cm" svg:y="9.804cm" chart:style-name="ch5">
              <text:p>Calibrage</text:p>
            </chart:title>
          </chart:axis>
          <chart:axis chart:dimension="y" chart:name="primary-y" chart:style-name="ch6">
            <chart:title svg:x="0.451cm" svg:y="5.383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33">
                <text:p>33</text:p>
                <draw:g>
                  <svg:desc>Sheet1.B2:Sheet1.B50</svg:desc>
                </draw:g>
              </table:table-cell>
              <table:table-cell office:value-type="float" office:value="-4259">
                <text:p>-4259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3599">
                <text:p>-3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4253">
                <text:p>-4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-7501">
                <text:p>-7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-6233">
                <text:p>-6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-3435">
                <text:p>-3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4855">
                <text:p>-4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-2284">
                <text:p>-2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-6266">
                <text:p>-6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-3303">
                <text:p>-3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-4144">
                <text:p>-4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3825">
                <text:p>-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-3764">
                <text:p>-3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-637">
                <text:p>-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-2946">
                <text:p>-2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-6576">
                <text:p>-6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-4057">
                <text:p>-4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-2164">
                <text:p>-2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-6806">
                <text:p>-6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